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ing_20_1" style:list-style-name="WWNum19">
      <style:paragraph-properties fo:margin-left="1.27cm" fo:margin-right="0cm" fo:text-align="center" style:justify-single-word="false" fo:text-indent="-1.27cm" style:auto-text-indent="false"/>
      <style:text-properties fo:font-size="18pt" officeooo:paragraph-rsid="0017ae07" style:font-size-asian="18pt" style:font-size-complex="18pt"/>
    </style:style>
    <style:style style:name="P2" style:family="paragraph" style:parent-style-name="Heading_20_2">
      <style:text-properties officeooo:paragraph-rsid="0017ae07"/>
    </style:style>
    <style:style style:name="P3" style:family="paragraph" style:parent-style-name="Heading_20_3">
      <style:text-properties fo:font-size="12pt" officeooo:paragraph-rsid="0017ae07" style:font-size-asian="12pt" style:font-size-complex="12pt"/>
    </style:style>
    <style:style style:name="P4" style:family="paragraph" style:parent-style-name="List_20_Paragraph">
      <style:paragraph-properties fo:margin-left="0.635cm" fo:margin-right="0cm" fo:text-indent="0cm" style:auto-text-indent="false"/>
      <style:text-properties style:font-name="Calibri" officeooo:paragraph-rsid="0017ae07"/>
    </style:style>
    <style:style style:name="P5" style:family="paragraph" style:parent-style-name="List_20_Paragraph">
      <style:paragraph-properties fo:margin-left="0.635cm" fo:margin-right="0cm" fo:text-indent="0cm" style:auto-text-indent="false"/>
      <style:text-properties officeooo:paragraph-rsid="0017ae07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Calibri" officeooo:paragraph-rsid="0017ae07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paragraph-rsid="0017ae07"/>
    </style:style>
    <style:style style:name="T1" style:family="text">
      <style:text-properties style:font-name="Calibri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61992607246209800" text:style-name="WWNum19">
        <text:list-item>
          <text:h text:style-name="P1" text:outline-level="1"><text:bookmark-start text:name="_Toc463425270"/>METODOLOGIA<text:bookmark-end text:name="_Toc463425270"/></text:h>
        </text:list-item>
      </text:list>
      <text:p text:style-name="P7"><text:span text:style-name="T1">A metodologia de desenvolvimento do Projeto Aquaponia para Todos visa atender aos objetivos e metas por ele contemplados. Sua consecução é seccionada em 3 fases que se relacionam mútua e sequencialmente. Trata-se das fases de implantação inicial, otimização e aplicação comunitária, descritas sucintamente a seguir.</text:span></text:p>
      <text:p text:style-name="P6"/>
      <text:h text:style-name="P2" text:outline-level="2"><text:bookmark-start text:name="_Toc463425271"/>3.1.<text:tab/>FASE I: Implantação inicial<text:bookmark-end text:name="_Toc463425271"/></text:h>
      <text:p text:style-name="P6">A primeira fase do Projeto trata da montagem do sistema aquapônico, estabilização do sistema e implantação do sistema de automação associado. É dividida em 2 partes interdependentes, descritas a seguir</text:p>
      <text:p text:style-name="P6"/>
      <text:h text:style-name="P3" text:outline-level="3"><text:bookmark-start text:name="_Toc463425272"/>3.1.1.<text:tab/>Confecção e funcionamento do Sistema Aquapônico<text:bookmark-end text:name="_Toc463425272"/></text:h>
      <text:p text:style-name="P5"><text:span text:style-name="T1">O sistema adotado será o de cama de cultivo. O peixe a ser cultivado sera a tilapia do nilo (</text:span><text:span text:style-name="T2">Oreochromis niloticus</text:span><text:span text:style-name="T1">). O dimensionamento inicial do sistema seguirá as proposições contidas em Sommerville e colaborados (2014), que estabelcem parametrizações de áreas e volumes para a projeção de sistemas aquapônicos, com base em relações entre quantidade de peixes, produção de resíduos, tempo de captação e reciclagem de água, volume de cama bacteriana e capacidade de absorção de nutrientes.</text:span></text:p>
      <text:p text:style-name="P4">Uma vez dimensionado incialmente, é feita a montagem do sistema. </text:p>
      <text:p text:style-name="P4">O sistema consistirá de um tanque para o crescimento de tilápias do nilo, já projetado para o crescimento dos peixes, indo de poucas gramas até cerca de 600 gramas cada. O recipiente da cama, ajustado acima do tanque, será projetado em área e profundidade para atender os requisitos de volume adequado de bactérias nitrificantes e plantas com profundidade de enraizamento suficiente para a absorção dos nutrientes e captação de oxigênio. O substrato para preenchimento da cama será a argila expandida.</text:p>
      <text:p text:style-name="P4">Na cama será construído um sifão sino, dimensionado em associação com a bomba imersível de sucção, para garantir tempo de esvaziamento/preenchimento da água proveniente do tanque de peixes suficiente para a nutrição adequada das plantas e captação de ar pelas raízes.</text:p>
      <text:p text:style-name="P4">Como já mencionado, será instalada uma bomba de sucção imersível, com vazão compatível com os requisitos do sistema, levando em conta os diâmetros dos tubos e conexões utilizados, bem com a coluna d’água a ser vencida.</text:p>
      <text:p text:style-name="P4">Uma vez montado o sistema, inicialmente os alevinos serão introduzidos. Após um período de aproximadamente 3 semanas as plantas serão introduzidas. Neste primeiro momento, até a estabilização do sistema, a água do tanque deverá ser renovada com frequência, pois a extração dos dejetos nitrogenados produzidos ainda não deverá ser suficientemente adequada.</text:p>
      <text:p text:style-name="P5"><text:span text:style-name="T1">Os resíduos produzidos que não forem capturados pela sucção da bomba de imersão serão coletados peridicamente do fundo dos tanques em abertura </text:span><text:soft-page-break/><text:span text:style-name="T1">confeccionada para este fim. De fato, o fundo do tanque terá um pequeno caimento que levará os resíduos para um ponto acumulador.</text:span></text:p>
      <text:p text:style-name="P4">As mudas de plantas instaladas serão de hortaliças conhecidas na mesa dos brasileiros, tais como alface, agrião, manjericão, tomate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language="pt" fo:country="BR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9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21:44:16.768294733</meta:creation-date>
    <dc:date>2017-08-16T21:45:45.824497820</dc:date>
    <meta:editing-duration>PT1M29S</meta:editing-duration>
    <meta:editing-cycles>1</meta:editing-cycles>
    <meta:document-statistic meta:table-count="0" meta:image-count="0" meta:object-count="0" meta:page-count="2" meta:paragraph-count="13" meta:word-count="447" meta:character-count="2920" meta:non-whitespace-character-count="2486"/>
    <meta:generator>LibreOffice/5.1.6.2$Linux_X86_64 LibreOffice_project/10m0$Build-2</meta:generator>
  </office:meta>
</office:document-meta>
</file>